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ans Rings Sans Fw : Experts costs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  <table:table-cell office:value-type="float" office:value="0.67" calcext:value-type="float">
            <text:p>0,67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ans Rings Sans Fw : Init costs (10-2)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ans Rings Sans Fw : learned costs (10-2)</text:p>
          </table:table-cell>
          <table:covered-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64" calcext:value-type="float">
            <text:p>0,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1:02:54.994180313</meta:creation-date>
    <dc:date>2021-11-17T11:24:09.381454899</dc:date>
    <meta:editing-duration>PT11M4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